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85fab" draw:textarea-horizontal-align="justify" draw:textarea-vertical-align="middle" draw:auto-grow-height="false" fo:min-height="1.75cm" fo:min-width="3.5cm"/>
    </style:style>
    <style:style style:name="gr2" style:family="graphic" style:parent-style-name="standard">
      <style:graphic-properties draw:fill-color="#303069" draw:textarea-horizontal-align="justify" draw:textarea-vertical-align="middle" draw:auto-grow-height="false" fo:min-height="3.75cm" fo:min-width="3.5cm"/>
    </style:style>
    <style:style style:name="gr3" style:family="graphic" style:parent-style-name="standard">
      <style:graphic-properties draw:fill-color="#ffc456" draw:textarea-horizontal-align="justify" draw:textarea-vertical-align="middle" draw:auto-grow-height="false" fo:min-height="2.75cm" fo:min-width="3.5cm"/>
    </style:style>
    <style:style style:name="gr4" style:family="graphic" style:parent-style-name="standard">
      <style:graphic-properties draw:textarea-horizontal-align="justify" draw:textarea-vertical-align="middle" draw:auto-grow-height="false" fo:min-height="1.66cm" fo:min-width="1.41cm"/>
    </style:style>
    <style:style style:name="gr5" style:family="graphic" style:parent-style-name="standard">
      <style:graphic-properties draw:stroke="solid" svg:stroke-width="0.081cm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width="0.081cm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e85fab"/>
      <style:paragraph-properties fo:text-align="center"/>
      <style:text-properties fo:color="#ffffff"/>
    </style:style>
    <style:style style:name="P3" style:family="paragraph">
      <loext:graphic-properties draw:fill-color="#303069"/>
      <style:paragraph-properties fo:text-align="center"/>
      <style:text-properties fo:color="#ffffff"/>
    </style:style>
    <style:style style:name="P4" style:family="paragraph">
      <loext:graphic-properties draw:fill-color="#ffc456"/>
      <style:paragraph-properties fo:text-align="center"/>
      <style:text-properties fo:color="#ffffff"/>
    </style:style>
    <style:style style:name="P5" style:family="paragraph">
      <style:paragraph-properties fo:text-align="center"/>
      <style:text-properties fo:color="#ffffff"/>
    </style:style>
    <style:style style:name="P6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7" style:family="paragraph">
      <style:text-properties fo:font-size="15pt" fo:font-weight="bold" style:font-size-asian="15pt" style:font-size-complex="15pt"/>
    </style:style>
    <style:style style:name="P8" style:family="paragraph">
      <loext:graphic-properties draw:fill="none" draw:fill-color="#ffffff"/>
      <style:text-properties fo:font-size="15pt" fo:font-weight="bold" style:font-size-asian="15pt" style:font-size-complex="15pt"/>
    </style:style>
    <style:style style:name="T1" style:family="text">
      <style:text-properties fo:color="#ffffff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3" draw:id="id3" draw:layer="layout" svg:width="4cm" svg:height="2cm" svg:x="14cm" svg:y="12.1cm">
          <text:p text:style-name="P1"><text:span text:style-name="T1">栈空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4cm" svg:height="4cm" svg:x="14cm" svg:y="8.1cm">
          <text:p text:style-name="P1"><text:span text:style-name="T1">内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4" draw:id="id4" draw:layer="layout" svg:width="4cm" svg:height="3cm" svg:x="14cm" svg:y="14.1cm">
          <text:p text:style-name="P1"><text:span text:style-name="T1">堆空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1" draw:id="id1" draw:layer="layout" svg:width="2.7cm" svg:height="2.7cm" svg:x="7.558cm" svg:y="7.7cm">
          <text:p text:style-name="P1"><text:span text:style-name="T1">程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svg:x1="10.258cm" svg:y1="9.05cm" svg:x2="13.8cm" svg:y2="9.037cm" draw:start-shape="id1" draw:start-glue-point="10" svg:d="M10258 9050h2022v-13h1520" svg:viewBox="0 0 3543 14">
          <text:p text:style-name="P6"><text:span text:style-name="T2">载入内存</text:span></text:p>
        </draw:connector>
        <draw:connector draw:style-name="gr5" draw:text-style-name="P1" draw:layer="layout" draw:line-skew="1.1cm" svg:x1="18cm" svg:y1="10.1cm" svg:x2="18cm" svg:y2="13.1cm" draw:start-shape="id2" draw:start-glue-point="1" draw:end-shape="id3" draw:end-glue-point="1" svg:d="M18000 10100h1600v3000h-1600" svg:viewBox="0 0 1601 3001">
          <text:p text:style-name="P1"/>
        </draw:connector>
        <draw:frame draw:style-name="gr6" draw:text-style-name="P8" draw:layer="layout" svg:width="4.206cm" svg:height="3.581cm" svg:x="19.7cm" svg:y="9.919cm">
          <draw:text-box>
            <text:p text:style-name="P7"><text:span text:style-name="T3">申请固定大小的</text:span></text:p>
            <text:p text:style-name="P7"><text:span text:style-name="T3">数据空间</text:span></text:p>
            <text:p text:style-name="P7"><text:span text:style-name="T3">int a = 0</text:span></text:p>
            <text:p text:style-name="P7"><text:span text:style-name="T3">float b = 0</text:span></text:p>
            <text:p text:style-name="P7"><text:span text:style-name="T3">. . . . . . .</text:span></text:p>
          </draw:text-box>
        </draw:frame>
        <draw:connector draw:style-name="gr7" draw:text-style-name="P1" draw:layer="layout" draw:line-skew="-1.1cm" svg:x1="14cm" svg:y1="10.1cm" svg:x2="14cm" svg:y2="15.6cm" draw:start-shape="id2" draw:end-shape="id4" draw:end-glue-point="3" svg:d="M14000 10100h-1600v5500h1600" svg:viewBox="0 0 1601 5501">
          <text:p/>
        </draw:connector>
        <draw:frame draw:style-name="gr6" draw:text-style-name="P8" draw:layer="layout" svg:width="7.263cm" svg:height="3.581cm" svg:x="5.037cm" svg:y="11.119cm">
          <draw:text-box>
            <text:p text:style-name="P7"><text:span text:style-name="T3">申请动态大小的</text:span></text:p>
            <text:p text:style-name="P7"><text:span text:style-name="T3">数据空间</text:span></text:p>
            <text:p text:style-name="P7"><text:span text:style-name="T3">$student1 = new Student( )</text:span></text:p>
            <text:p text:style-name="P7"><text:span text:style-name="T3">$student2 = new Student( )</text:span></text:p>
            <text:p text:style-name="P7"><text:span text:style-name="T3">. . . . . . 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mall_20_Arrow" draw:display-name="Small Arrow" svg:viewBox="0 0 1321 3493" svg:d="M1321 3493h-1321l661-3493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none" draw:stroke-dash="Dashed_20__28_var_29__20_10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0" svg:stroke-width="0.1cm" svg:stroke-color="#ffffff" draw:marker-start-width="0.15cm" draw:marker-end-width="0.15cm" draw:fill="none" draw:fill-gradient-name="Gradient_20_2" draw:fill-hatch-name="Hatching_20_46" draw:fill-image-name="Bitmap_20_1" draw:fill-image-width="0cm" draw:fill-image-height="0cm"/>
      <style:paragraph-properties>
        <style:tab-stops/>
      </style:paragraph-properties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1T21:33:24.928727865</meta:creation-date>
    <dc:date>2017-01-11T22:49:11.439634430</dc:date>
    <meta:editing-duration>PT12M28S</meta:editing-duration>
    <meta:editing-cycles>3</meta:editing-cycles>
    <meta:generator>LibreOffice/5.1.4.2$Linux_X86_64 LibreOffice_project/10m0$Build-2</meta:generator>
    <meta:document-statistic meta:object-count="9"/>
  </office:meta>
</office:document-meta>
</file>